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row table:style-name="ro1">
          <table:table-cell office:value-type="string">
            <text:p>Max Disparity</text:p>
          </table:table-cell>
          <table:table-cell office:value-type="string">
            <text:p>Window Size</text:p>
          </table:table-cell>
          <table:table-cell office:value-type="string">
            <text:p>Error pixel</text:p>
          </table:table-cell>
          <table:table-cell office:value-type="string">
            <text:p>Correct pixel</text:p>
          </table:table-cell>
          <table:table-cell table:style-name="Default" office:value-type="string">
            <text:p>error rati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7078">
            <text:p>27078</text:p>
          </table:table-cell>
          <table:table-cell office:value-type="float" office:value="60618">
            <text:p>60618</text:p>
          </table:table-cell>
          <table:table-cell table:formula="of:=[.C2]/([.C2]+[.D2])" office:value-type="percentage" office:value="0.308771209633279">
            <text:p>30,88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266">
            <text:p>20266</text:p>
          </table:table-cell>
          <table:table-cell office:value-type="float" office:value="67430">
            <text:p>67430</text:p>
          </table:table-cell>
          <table:table-cell table:formula="of:=[.C3]/([.C3]+[.D3])" office:value-type="percentage" office:value="0.231093778507572">
            <text:p>23,11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7140">
            <text:p>17140</text:p>
          </table:table-cell>
          <table:table-cell office:value-type="float" office:value="70556">
            <text:p>70556</text:p>
          </table:table-cell>
          <table:table-cell table:formula="of:=[.C4]/([.C4]+[.D4])" office:value-type="percentage" office:value="0.195447910965152">
            <text:p>19,54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618">
            <text:p>15618</text:p>
          </table:table-cell>
          <table:table-cell office:value-type="float" office:value="72078">
            <text:p>72078</text:p>
          </table:table-cell>
          <table:table-cell table:formula="of:=[.C5]/([.C5]+[.D5])" office:value-type="percentage" office:value="0.178092501368363">
            <text:p>17,81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4986">
            <text:p>14986</text:p>
          </table:table-cell>
          <table:table-cell office:value-type="float" office:value="72710">
            <text:p>72710</text:p>
          </table:table-cell>
          <table:table-cell table:formula="of:=[.C6]/([.C6]+[.D6])" office:value-type="percentage" office:value="0.170885787265098">
            <text:p>17,09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688">
            <text:p>14688</text:p>
          </table:table-cell>
          <table:table-cell office:value-type="float" office:value="73008">
            <text:p>73008</text:p>
          </table:table-cell>
          <table:table-cell table:formula="of:=[.C7]/([.C7]+[.D7])" office:value-type="percentage" office:value="0.167487684729064">
            <text:p>16,75%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4603">
            <text:p>14603</text:p>
          </table:table-cell>
          <table:table-cell office:value-type="float" office:value="73093">
            <text:p>73093</text:p>
          </table:table-cell>
          <table:table-cell table:formula="of:=[.C8]/([.C8]+[.D8])" office:value-type="percentage" office:value="0.166518427294289">
            <text:p>16,65%</text:p>
          </table:table-cell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1:22:49.89</meta:creation-date>
    <dc:date>2017-04-27T12:36:40.04</dc:date>
    <meta:editing-duration>PT58M39S</meta:editing-duration>
    <meta:editing-cycles>3</meta:editing-cycles>
    <meta:generator>LibreOffice/4.0.4.2$Windows_x86 LibreOffice_project/9e9821abd0ffdbc09cd8c52eaa574fa09eb08f2</meta:generator>
    <meta:document-statistic meta:table-count="1" meta:cell-count="40" meta:object-count="0"/>
  </office:meta>
</office:document-meta>
</file>